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D0000019A9F0C65A327F570C3.png" manifest:media-type="image/png"/>
  <manifest:file-entry manifest:full-path="Pictures/10000000000003DB000001F092490014C27CFB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57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5.353cm" svg:y="2.083cm" svg:width="11.982cm" svg:height="5.888cm" draw:z-index="0"><draw:image xlink:href="Pictures/10000000000003DB000001F092490014C27CFB81.png" xlink:type="simple" xlink:show="embed" xlink:actuate="onLoad"/></draw:frame><draw:frame draw:style-name="fr2" draw:name="Image2" text:anchor-type="paragraph" svg:x="2.519cm" svg:y="8.359cm" svg:width="18.415cm" svg:height="10.081cm" draw:z-index="1"><draw:image xlink:href="Pictures/10000000000002ED0000019A9F0C65A327F570C3.png" xlink:type="simple" xlink:show="embed" xlink:actuate="onLoad"/></draw:frame>Comparison of Graph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21:44:22.505756276</meta:creation-date>
    <dc:date>2018-06-29T21:51:14.999261076</dc:date>
    <meta:editing-duration>PT6M54S</meta:editing-duration>
    <meta:editing-cycles>1</meta:editing-cycles>
    <meta:generator>LibreOffice/5.1.6.2$Linux_X86_64 LibreOffice_project/10m0$Build-2</meta:generator>
    <meta:document-statistic meta:table-count="0" meta:image-count="2" meta:object-count="0" meta:page-count="1" meta:paragraph-count="1" meta:word-count="3" meta:character-count="20" meta:non-whitespace-character-count="18"/>
  </office:meta>
</office:document-meta>
</file>